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707" table:content-validation-name="val2" table:style-name="ce6">
            <text:p>10,707</text:p>
          </table:table-cell>
          <table:table-cell office:value-type="float" office:value="9801.9804977278891" table:content-validation-name="val1" table:style-name="ce7">
            <text:p>9,801.98</text:p>
          </table:table-cell>
          <table:table-cell office:value-type="float" office:value="21608" table:content-validation-name="val2" table:style-name="ce6">
            <text:p>21,608</text:p>
          </table:table-cell>
          <table:table-cell office:value-type="float" office:value="20350.359642166717" table:content-validation-name="val1" table:style-name="ce7">
            <text:p>20,350.36</text:p>
          </table:table-cell>
          <table:table-cell office:value-type="float" office:value="13369" table:content-validation-name="val2" table:style-name="ce6">
            <text:p>13,369</text:p>
          </table:table-cell>
          <table:table-cell office:value-type="float" office:value="12971.130135884488" table:content-validation-name="val1" table:style-name="ce7">
            <text:p>12,971.13</text:p>
          </table:table-cell>
          <table:table-cell office:value-type="float" office:value="4833" table:content-validation-name="val2" table:style-name="ce6">
            <text:p>4,833</text:p>
          </table:table-cell>
          <table:table-cell office:value-type="float" office:value="4733.4712012014015" table:content-validation-name="val1" table:style-name="ce7">
            <text:p>4,733.47</text:p>
          </table:table-cell>
          <table:table-cell office:value-type="float" office:value="353" table:content-validation-name="val2" table:style-name="ce6">
            <text:p>353</text:p>
          </table:table-cell>
          <table:table-cell office:value-type="float" office:value="349.41621621619998" table:content-validation-name="val1" table:style-name="ce7">
            <text:p>349.42</text:p>
          </table:table-cell>
          <table:table-cell office:value-type="float" office:value="152" table:content-validation-name="val2" table:style-name="ce6">
            <text:p>152</text:p>
          </table:table-cell>
          <table:table-cell office:value-type="float" office:value="150.53918918919999" table:content-validation-name="val1" table:style-name="ce7">
            <text:p>150.54</text:p>
          </table:table-cell>
          <table:table-cell office:value-type="float" office:value="51022" table:style-name="ce8">
            <text:p>51,022</text:p>
          </table:table-cell>
          <table:table-cell office:value-type="float" office:value="48356.896882385896" table:style-name="ce9">
            <text:p>48,356.90</text:p>
          </table:table-cell>
          <table:table-cell office:value-type="float" office:value="3904" table:content-validation-name="val4" table:style-name="ce6">
            <text:p>3,904</text:p>
          </table:table-cell>
          <table:table-cell office:value-type="float" office:value="3812.1155954281962" table:content-validation-name="val1" table:style-name="ce7">
            <text:p>3,812.12</text:p>
          </table:table-cell>
          <table:table-cell office:value-type="float" office:value="506" table:content-validation-name="val4" table:style-name="ce6">
            <text:p>506</text:p>
          </table:table-cell>
          <table:table-cell office:value-type="float" office:value="501.38918918910002" table:content-validation-name="val1" table:style-name="ce7">
            <text:p>501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410" table:style-name="ce8">
            <text:p>4,410</text:p>
          </table:table-cell>
          <table:table-cell office:value-type="float" office:value="4313.5047846172965" table:style-name="ce9">
            <text:p>4,313.50</text:p>
          </table:table-cell>
          <table:table-cell table:style-name="ce7"/>
          <table:table-cell office:value-type="float" office:value="55432" table:style-name="ce8">
            <text:p>55,432</text:p>
          </table:table-cell>
          <table:table-cell office:value-type="float" office:value="52670.401667003192" table:style-name="ce9">
            <text:p>52,670.40</text:p>
          </table:table-cell>
          <table:table-cell office:value-type="currency" office:value="155935607.94" table:content-validation-name="val5" table:style-name="ce10">
            <text:p>£155,935,607.94</text:p>
          </table:table-cell>
          <table:table-cell office:value-type="currency" office:value="19105982.259999979" table:content-validation-name="val5" table:style-name="ce10">
            <text:p>£19,105,982.26</text:p>
          </table:table-cell>
          <table:table-cell office:value-type="currency" office:value="11608923.160000002" table:content-validation-name="val5" table:style-name="ce10">
            <text:p>£11,608,923.16</text:p>
          </table:table-cell>
          <table:table-cell office:value-type="currency" office:value="2023927.7" table:content-validation-name="val5" table:style-name="ce10">
            <text:p>£2,023,927.70</text:p>
          </table:table-cell>
          <table:table-cell office:value-type="currency" office:value="41821862.590000004" table:content-validation-name="val5" table:style-name="ce10">
            <text:p>£41,821,862.59</text:p>
          </table:table-cell>
          <table:table-cell office:value-type="currency" office:value="16676556.83" table:content-validation-name="val5" table:style-name="ce10">
            <text:p>£16,676,556.83</text:p>
          </table:table-cell>
          <table:table-cell office:value-type="currency" office:value="247172860.47999999" table:style-name="ce11">
            <text:p>£247,172,860.48</text:p>
          </table:table-cell>
          <table:table-cell office:value-type="currency" office:value="30569760.830000002" table:content-validation-name="val5" table:style-name="ce10">
            <text:p>£30,569,760.83</text:p>
          </table:table-cell>
          <table:table-cell office:value-type="currency" office:value="29717288.529999994" table:content-validation-name="val5" table:style-name="ce10">
            <text:p>£29,717,288.53</text:p>
          </table:table-cell>
          <table:table-cell office:value-type="currency" office:value="60287049.359999999" table:style-name="ce11">
            <text:p>£60,287,049.36</text:p>
          </table:table-cell>
          <table:table-cell office:value-type="currency" office:value="307459909.83999997" table:style-name="ce12">
            <text:p>£307,459,909.84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2" table:content-validation-name="val2" table:style-name="ce6">
            <text:p>412</text:p>
          </table:table-cell>
          <table:table-cell office:value-type="float" office:value="310.18" table:content-validation-name="val1" table:style-name="ce7">
            <text:p>310.18</text:p>
          </table:table-cell>
          <table:table-cell office:value-type="float" office:value="327" table:content-validation-name="val2" table:style-name="ce6">
            <text:p>327</text:p>
          </table:table-cell>
          <table:table-cell office:value-type="float" office:value="294.41000000000003" table:content-validation-name="val1" table:style-name="ce7">
            <text:p>294.41</text:p>
          </table:table-cell>
          <table:table-cell office:value-type="float" office:value="485" table:content-validation-name="val2" table:style-name="ce6">
            <text:p>485</text:p>
          </table:table-cell>
          <table:table-cell office:value-type="float" office:value="467" table:content-validation-name="val1" table:style-name="ce7">
            <text:p>467.00</text:p>
          </table:table-cell>
          <table:table-cell office:value-type="float" office:value="101" table:content-validation-name="val2" table:style-name="ce6">
            <text:p>101</text:p>
          </table:table-cell>
          <table:table-cell office:value-type="float" office:value="98.55" table:content-validation-name="val1" table:style-name="ce7">
            <text:p>98.5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35" table:style-name="ce8">
            <text:p>1,335</text:p>
          </table:table-cell>
          <table:table-cell office:value-type="float" office:value="1180.1400000000001" table:style-name="ce9">
            <text:p>1,180.1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335" table:style-name="ce8">
            <text:p>1,335</text:p>
          </table:table-cell>
          <table:table-cell office:value-type="float" office:value="1180.1400000000001" table:style-name="ce9">
            <text:p>1,180.14</text:p>
          </table:table-cell>
          <table:table-cell office:value-type="currency" office:value="3251814.89" table:content-validation-name="val5" table:style-name="ce10">
            <text:p>£3,251,814.89</text:p>
          </table:table-cell>
          <table:table-cell office:value-type="currency" office:value="22024.2" table:content-validation-name="val5" table:style-name="ce10">
            <text:p>£22,024.2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07721.45" table:content-validation-name="val5" table:style-name="ce10">
            <text:p>£207,721.45</text:p>
          </table:table-cell>
          <table:table-cell office:value-type="currency" office:value="673446.8" table:content-validation-name="val5" table:style-name="ce10">
            <text:p>£673,446.80</text:p>
          </table:table-cell>
          <table:table-cell office:value-type="currency" office:value="339792.42" table:content-validation-name="val5" table:style-name="ce10">
            <text:p>£339,792.42</text:p>
          </table:table-cell>
          <table:table-cell office:value-type="currency" office:value="4494799.7600000007" table:style-name="ce11">
            <text:p>£4,494,799.76</text:p>
          </table:table-cell>
          <table:table-cell office:value-type="currency" office:value="272996.46000000002" table:content-validation-name="val5" table:style-name="ce10">
            <text:p>£272,996.4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72996.46000000002" table:style-name="ce11">
            <text:p>£272,996.46</text:p>
          </table:table-cell>
          <table:table-cell office:value-type="currency" office:value="4767796.2200000007" table:style-name="ce12">
            <text:p>£4,767,796.2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3" table:content-validation-name="val2" table:style-name="ce6">
            <text:p>153</text:p>
          </table:table-cell>
          <table:table-cell office:value-type="float" office:value="147.57" table:content-validation-name="val1" table:style-name="ce7">
            <text:p>147.57</text:p>
          </table:table-cell>
          <table:table-cell office:value-type="float" office:value="377" table:content-validation-name="val2" table:style-name="ce6">
            <text:p>377</text:p>
          </table:table-cell>
          <table:table-cell office:value-type="float" office:value="356.25" table:content-validation-name="val1" table:style-name="ce7">
            <text:p>356.25</text:p>
          </table:table-cell>
          <table:table-cell office:value-type="float" office:value="390" table:content-validation-name="val2" table:style-name="ce6">
            <text:p>390</text:p>
          </table:table-cell>
          <table:table-cell office:value-type="float" office:value="381.85" table:content-validation-name="val1" table:style-name="ce7">
            <text:p>381.85</text:p>
          </table:table-cell>
          <table:table-cell office:value-type="float" office:value="49" table:content-validation-name="val2" table:style-name="ce6">
            <text:p>49</text:p>
          </table:table-cell>
          <table:table-cell office:value-type="float" office:value="47.52" table:content-validation-name="val1" table:style-name="ce7">
            <text:p>47.52</text:p>
          </table:table-cell>
          <table:table-cell office:value-type="float" office:value="15" table:content-validation-name="val2" table:style-name="ce6">
            <text:p>15</text:p>
          </table:table-cell>
          <table:table-cell office:value-type="float" office:value="15" table:content-validation-name="val1" table:style-name="ce7">
            <text:p>15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984" table:style-name="ce8">
            <text:p>984</text:p>
          </table:table-cell>
          <table:table-cell office:value-type="float" office:value="948.19" table:style-name="ce9">
            <text:p>948.1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85" table:style-name="ce8">
            <text:p>985</text:p>
          </table:table-cell>
          <table:table-cell office:value-type="float" office:value="949.19" table:style-name="ce9">
            <text:p>949.19</text:p>
          </table:table-cell>
          <table:table-cell office:value-type="currency" office:value="3127443" table:content-validation-name="val5" table:style-name="ce10">
            <text:p>£3,127,443.00</text:p>
          </table:table-cell>
          <table:table-cell office:value-type="currency" office:value="122988" table:content-validation-name="val5" table:style-name="ce10">
            <text:p>£122,988.00</text:p>
          </table:table-cell>
          <table:table-cell office:value-type="currency" office:value="325398" table:content-validation-name="val5" table:style-name="ce10">
            <text:p>£325,398.00</text:p>
          </table:table-cell>
          <table:table-cell office:value-type="currency" office:value="17869" table:content-validation-name="val5" table:style-name="ce10">
            <text:p>£17,869.00</text:p>
          </table:table-cell>
          <table:table-cell office:value-type="currency" office:value="880679" table:content-validation-name="val5" table:style-name="ce10">
            <text:p>£880,679.00</text:p>
          </table:table-cell>
          <table:table-cell office:value-type="currency" office:value="410805" table:content-validation-name="val5" table:style-name="ce10">
            <text:p>£410,805.00</text:p>
          </table:table-cell>
          <table:table-cell office:value-type="currency" office:value="4885182" table:style-name="ce11">
            <text:p>£4,885,182.00</text:p>
          </table:table-cell>
          <table:table-cell office:value-type="currency" office:value="1260" table:content-validation-name="val5" table:style-name="ce10">
            <text:p>£1,260.00</text:p>
          </table:table-cell>
          <table:table-cell office:value-type="currency" office:value="50442" table:content-validation-name="val5" table:style-name="ce10">
            <text:p>£50,442.00</text:p>
          </table:table-cell>
          <table:table-cell office:value-type="currency" office:value="51702" table:style-name="ce11">
            <text:p>£51,702.00</text:p>
          </table:table-cell>
          <table:table-cell office:value-type="currency" office:value="4936884" table:style-name="ce12">
            <text:p>£4,936,884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7.63" table:content-validation-name="val1" table:style-name="ce7">
            <text:p>7.63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43" table:content-validation-name="val2" table:style-name="ce6">
            <text:p>43</text:p>
          </table:table-cell>
          <table:table-cell office:value-type="float" office:value="38.82" table:content-validation-name="val1" table:style-name="ce7">
            <text:p>38.82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70" table:style-name="ce8">
            <text:p>70</text:p>
          </table:table-cell>
          <table:table-cell office:value-type="float" office:value="59.25" table:style-name="ce9">
            <text:p>59.2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70" table:style-name="ce8">
            <text:p>70</text:p>
          </table:table-cell>
          <table:table-cell office:value-type="float" office:value="59.25" table:style-name="ce9">
            <text:p>59.25</text:p>
          </table:table-cell>
          <table:table-cell office:value-type="currency" office:value="214609.14" table:content-validation-name="val5" table:style-name="ce10">
            <text:p>£214,609.1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9097.87" table:content-validation-name="val5" table:style-name="ce10">
            <text:p>£59,097.87</text:p>
          </table:table-cell>
          <table:table-cell office:value-type="currency" office:value="23047.06" table:content-validation-name="val5" table:style-name="ce10">
            <text:p>£23,047.06</text:p>
          </table:table-cell>
          <table:table-cell office:value-type="currency" office:value="296754.07" table:style-name="ce11">
            <text:p>£296,754.0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96754.07" table:style-name="ce11">
            <text:p>£296,754.0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2" table:content-validation-name="val2" table:style-name="ce6">
            <text:p>92</text:p>
          </table:table-cell>
          <table:table-cell office:value-type="float" office:value="86.15" table:content-validation-name="val1" table:style-name="ce7">
            <text:p>86.15</text:p>
          </table:table-cell>
          <table:table-cell office:value-type="float" office:value="122" table:content-validation-name="val2" table:style-name="ce6">
            <text:p>122</text:p>
          </table:table-cell>
          <table:table-cell office:value-type="float" office:value="120.49" table:content-validation-name="val1" table:style-name="ce7">
            <text:p>120.49</text:p>
          </table:table-cell>
          <table:table-cell office:value-type="float" office:value="101" table:content-validation-name="val2" table:style-name="ce6">
            <text:p>101</text:p>
          </table:table-cell>
          <table:table-cell office:value-type="float" office:value="99.83" table:content-validation-name="val1" table:style-name="ce7">
            <text:p>99.83</text:p>
          </table:table-cell>
          <table:table-cell office:value-type="float" office:value="26" table:content-validation-name="val2" table:style-name="ce6">
            <text:p>26</text:p>
          </table:table-cell>
          <table:table-cell office:value-type="float" office:value="25.4" table:content-validation-name="val1" table:style-name="ce7">
            <text:p>25.4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1.08" table:content-validation-name="val1" table:style-name="ce7">
            <text:p>1.08</text:p>
          </table:table-cell>
          <table:table-cell office:value-type="float" office:value="353" table:style-name="ce8">
            <text:p>353</text:p>
          </table:table-cell>
          <table:table-cell office:value-type="float" office:value="337.94999999999993" table:style-name="ce9">
            <text:p>337.9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354" table:style-name="ce8">
            <text:p>354</text:p>
          </table:table-cell>
          <table:table-cell office:value-type="float" office:value="338.94999999999993" table:style-name="ce9">
            <text:p>338.95</text:p>
          </table:table-cell>
          <table:table-cell office:value-type="currency" office:value="1112881.75" table:content-validation-name="val5" table:style-name="ce10">
            <text:p>£1,112,881.75</text:p>
          </table:table-cell>
          <table:table-cell office:value-type="currency" office:value="8374.6299999999992" table:content-validation-name="val5" table:style-name="ce10">
            <text:p>£8,374.63</text:p>
          </table:table-cell>
          <table:table-cell office:value-type="currency" office:value="82.5" table:content-validation-name="val5" table:style-name="ce10">
            <text:p>£82.50</text:p>
          </table:table-cell>
          <table:table-cell office:value-type="currency" office:value="13435.17" table:content-validation-name="val5" table:style-name="ce10">
            <text:p>£13,435.17</text:p>
          </table:table-cell>
          <table:table-cell office:value-type="currency" office:value="285012.45" table:content-validation-name="val5" table:style-name="ce10">
            <text:p>£285,012.45</text:p>
          </table:table-cell>
          <table:table-cell office:value-type="currency" office:value="120125.68" table:content-validation-name="val5" table:style-name="ce10">
            <text:p>£120,125.68</text:p>
          </table:table-cell>
          <table:table-cell office:value-type="currency" office:value="1539912.1799999997" table:style-name="ce11">
            <text:p>£1,539,912.1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4105" table:content-validation-name="val5" table:style-name="ce10">
            <text:p>£14,105.00</text:p>
          </table:table-cell>
          <table:table-cell office:value-type="currency" office:value="14105" table:style-name="ce11">
            <text:p>£14,105.00</text:p>
          </table:table-cell>
          <table:table-cell office:value-type="currency" office:value="1554017.1799999997" table:style-name="ce12">
            <text:p>£1,554,017.18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March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5" table:content-validation-name="val1" table:style-name="ce7">
            <text:p>9.50</text:p>
          </table:table-cell>
          <table:table-cell office:value-type="float" office:value="81" table:content-validation-name="val2" table:style-name="ce6">
            <text:p>81</text:p>
          </table:table-cell>
          <table:table-cell office:value-type="float" office:value="79.53" table:content-validation-name="val1" table:style-name="ce7">
            <text:p>79.53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7" table:style-name="ce8">
            <text:p>107</text:p>
          </table:table-cell>
          <table:table-cell office:value-type="float" office:value="104.84" table:style-name="ce9">
            <text:p>104.8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7" table:style-name="ce8">
            <text:p>107</text:p>
          </table:table-cell>
          <table:table-cell office:value-type="float" office:value="104.84" table:style-name="ce9">
            <text:p>104.84</text:p>
          </table:table-cell>
          <table:table-cell office:value-type="currency" office:value="308963.90999999997" table:content-validation-name="val5" table:style-name="ce10">
            <text:p>£308,963.91</text:p>
          </table:table-cell>
          <table:table-cell office:value-type="currency" office:value="5874.27" table:content-validation-name="val5" table:style-name="ce10">
            <text:p>£5,874.2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1833.56999999992" table:content-validation-name="val5" table:style-name="ce10">
            <text:p>£81,833.57</text:p>
          </table:table-cell>
          <table:table-cell office:value-type="currency" office:value="33635.210000000036" table:content-validation-name="val5" table:style-name="ce10">
            <text:p>£33,635.21</text:p>
          </table:table-cell>
          <table:table-cell office:value-type="currency" office:value="430306.9599999999" table:style-name="ce11">
            <text:p>£430,306.9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30306.9599999999" table:style-name="ce12">
            <text:p>£430,306.9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9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4-22T09:56:55Z</dc:date>
  </office:meta>
</office:document-meta>
</file>